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3a87" officeooo:paragraph-rsid="001f3a87"/>
    </style:style>
    <style:style style:name="P2" style:family="paragraph" style:parent-style-name="Standard">
      <style:text-properties officeooo:rsid="00202197" officeooo:paragraph-rsid="00202197"/>
    </style:style>
    <style:style style:name="T1" style:family="text">
      <style:text-properties officeooo:rsid="00202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oncept d'accessibilité définit la possibilité pour le concepteur d'une classe Java de restreindre l'accès à certaines données.</text:p>
      <text:p text:style-name="P1"/>
      <text:p text:style-name="P1">Il existe 3 niveaux d'accès</text:p>
      <text:p text:style-name="P1">- public : accessible d epartout sans restrictions</text:p>
      <text:p text:style-name="P1">- private : accessible uniquement au sein de la classe dans la quelle il est déclaré. Ne peut être manipulé que par des "getter" et "setter" (voir plus bas).</text:p>
      <text:p text:style-name="P1">- protected : acessible depuis la classe au sein de la quelle il a été crée et ses classes filles.</text:p>
      <text:p text:style-name="P1"/>
      <text:p text:style-name="P1">Un accesseur est une méthode permettant de récupérer le contenu d'une donnée protégée. </text:p>
      <text:p text:style-name="P1">Ainsi, la méthode "get" permet de récupérer la valeur d'<text:span text:style-name="T1">une</text:span> variable privée d'une classe.</text:p>
      <text:p text:style-name="P1"/>
      <text:p text:style-name="P1"><text:s/><text:span text:style-name="T1">Un mutateur est une méthode permettant de modifier le contenu d'une donée protégée.</text:span></text:p>
      <text:p text:style-name="P2">Ainsi la méthode "set" permet de récupérer <text:s/>la valeur d'une variable privée d'une cl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1S</meta:editing-duration>
    <meta:editing-cycles>4</meta:editing-cycles>
    <meta:generator>LibreOffice/5.1.5.2$Windows_x86 LibreOffice_project/7a864d8825610a8c07cfc3bc01dd4fce6a9447e5</meta:generator>
    <dc:date>2017-03-20T09:50:10.295000000</dc:date>
    <meta:document-statistic meta:table-count="0" meta:image-count="0" meta:object-count="0" meta:page-count="1" meta:paragraph-count="9" meta:word-count="134" meta:character-count="811" meta:non-whitespace-character-count="683"/>
    <meta:user-defined meta:name="Info 1"/>
    <meta:user-defined meta:name="Info 2"/>
    <meta:user-defined meta:name="Info 3"/>
    <meta:user-defined meta:name="Info 4"/>
  </office:meta>
</office:document-meta>
</file>